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officeooo:rsid="001d2343" officeooo:paragraph-rsid="001d2343"/>
    </style:style>
    <style:style style:name="P2" style:family="paragraph" style:parent-style-name="Standard">
      <style:text-properties style:font-name="Liberation Mono" officeooo:rsid="001f0021" officeooo:paragraph-rsid="001f0021"/>
    </style:style>
    <style:style style:name="P3" style:family="paragraph" style:parent-style-name="Standard">
      <style:text-properties style:font-name="Liberation Mono" officeooo:paragraph-rsid="00203409"/>
    </style:style>
    <style:style style:name="T1" style:family="text">
      <style:text-properties officeooo:rsid="001f00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yndrvr.py – prompts and responses</text:p>
      <text:p text:style-name="P1"/>
      <text:p text:style-name="P1">[<text:span text:style-name="T1">0.0</text:span>]</text:p>
      <text:p text:style-name="P1">User: Lets create a program file named wyndrvr.py use the README.md for guidance.</text:p>
      <text:p text:style-name="P1"/>
      <text:p text:style-name="P1">GitHub Copilot: I'll read the README.md to understand the requirements for the wyndrvr.py program. </text:p>
      <text:p text:style-name="P1"/>
      <text:p text:style-name="P1">Read [](file:///home/brett/proj/wyndrvr/README.md)</text:p>
      <text:p text:style-name="P1"/>
      <text:p text:style-name="P1">Let me continue reading the README.md to get the complete requirements. </text:p>
      <text:p text:style-name="P1"/>
      <text:p text:style-name="P1">Read [](file:///home/brett/proj/wyndrvr/README.md#43-43), lines 43 to 43</text:p>
      <text:p text:style-name="P1"/>
      <text:p text:style-name="P1">Now I'll create the wyndrvr.py program based on the README specifications. This will be a UDP-based latency and bandwidth utility with server/client functionality. </text:p>
      <text:p text:style-name="P1"/>
      <text:p text:style-name="P1">Created [](file:///home/brett/proj/wyndrvr/wyndrvr.py)</text:p>
      <text:p text:style-name="P1"/>
      <text:p text:style-name="P1">Created wyndrvr.py with the following features based on the README:</text:p>
      <text:p text:style-name="P1"/>
      <text:p text:style-name="P1">**Server Mode:**</text:p>
      <text:p text:style-name="P1">- Reads configuration from `~/.wyndrvr/config`</text:p>
      <text:p text:style-name="P1">- Supports all specified config parameters (bind address/port, port ranges, parallelization modes, timing settings)</text:p>
      <text:p text:style-name="P1">- Allocates 3 ports per client (control, upload, download)</text:p>
      <text:p text:style-name="P1">- Tracks port usage and prevents conflicts</text:p>
      <text:p text:style-name="P1">- Prints client connections to stdout</text:p>
      <text:p text:style-name="P1">- Resends port assignments until heartbeat received</text:p>
      <text:p text:style-name="P1"/>
      <text:p text:style-name="P1">**Client Mode:**</text:p>
      <text:p text:style-name="P1">- Connects to server via UDP</text:p>
      <text:p text:style-name="P1">- Receives port assignments</text:p>
      <text:p text:style-name="P1">- Creates sockets for control, upload, and download ports</text:p>
      <text:p text:style-name="P1">- Sends heartbeat on all three ports</text:p>
      <text:p text:style-name="P1"/>
      <text:p text:style-name="P1">**Command Line:**</text:p>
      <text:p text:style-name="P1">- `--server [[addr]:[port]]` - Run as server</text:p>
      <text:p text:style-name="P1">- `[[addr]:[port]]` - Run as client connecting to server</text:p>
      <text:p text:style-name="P1">- Handles missing addr/port gracefully with defaults</text:p>
      <text:p text:style-name="P1"/>
      <text:p text:style-name="P1">The implementation includes proper UDP socket handling, port management, and the framework for the parallelization modes (SINGLE, THREAD, PROCESS) specified in the config.</text:p>
      <text:p text:style-name="P1"/>
      <text:p text:style-name="P1">Made changes.</text:p>
      <text:p text:style-name="P1"/>
      <text:p text:style-name="P1"/>
      <text:p text:style-name="P2"><text:soft-page-break/>[0.1]</text:p>
      <text:p text:style-name="P1">User: Lets change the heartbeat_rate to be in milliseconds and default it to 5000 (5 seconds). <text:s/>The heartbeat will be initiated by the client and echoed by the server, and then echoed once by the client. <text:s/>Both the client and server will compute latency and output to stderr.</text:p>
      <text:p text:style-name="P1"/>
      <text:p text:style-name="P1">GitHub Copilot: Using "Multi-Replace String in Files"</text:p>
      <text:p text:style-name="P1"/>
      <text:p text:style-name="P1"/>
      <text:p text:style-name="P1"/>
      <text:p text:style-name="P1"/>
      <text:p text:style-name="P1"/>
      <text:p text:style-name="P1">Updated wyndrvr.py with the following changes:</text:p>
      <text:p text:style-name="P1"/>
      <text:p text:style-name="P1">1. **Heartbeat rate**: Changed from microseconds to milliseconds with default of 5000ms (5 seconds)</text:p>
      <text:p text:style-name="P1">2. **Heartbeat exchange protocol**:</text:p>
      <text:p text:style-name="P1"><text:s text:c="3"/>- Client initiates with `HEARTBEAT:` + timestamp</text:p>
      <text:p text:style-name="P1"><text:s text:c="3"/>- Server echoes with `HEARTBEAT_ECHO:` + client timestamp + server timestamp</text:p>
      <text:p text:style-name="P1"><text:s text:c="3"/>- Client echoes back with `HEARTBEAT_FINAL:` + both timestamps</text:p>
      <text:p text:style-name="P1">3. **Latency calculation**:</text:p>
      <text:p text:style-name="P1"><text:s text:c="3"/>- Client measures round-trip latency and outputs to stderr</text:p>
      <text:p text:style-name="P1"><text:s text:c="3"/>- Server measures latency from echo and outputs to stderr</text:p>
      <text:p text:style-name="P1">4. Added heartbeat loop thread in client that runs every 5 seconds</text:p>
      <text:p text:style-name="P1"/>
      <text:p text:style-name="P1">The heartbeat system now provides bidirectional latency measurements with both client and server reporting their measured latencies to stderr.</text:p>
      <text:p text:style-name="P1"/>
      <text:p text:style-name="P1">Made changes.</text:p>
      <text:p text:style-name="P1"/>
      <text:p text:style-name="P1">User: The client is giving me this output: python3 wyndrvr.py 127.0.0.1</text:p>
      <text:p text:style-name="P1">Connecting to server 127.0.0.1:6711</text:p>
      <text:p text:style-name="P1">Received port assignment:</text:p>
      <text:p text:style-name="P1"><text:s text:c="2"/>Control Port: 7000</text:p>
      <text:p text:style-name="P1"><text:s text:c="2"/>Upload Port: 7001</text:p>
      <text:p text:style-name="P1"><text:s text:c="2"/>Download Port: 7002</text:p>
      <text:p text:style-name="P1">Client connected successfully</text:p>
      <text:p text:style-name="P1">Error in heartbeat loop: unpack requires a buffer of 16 bytes</text:p>
      <text:p text:style-name="P1">Error in heartbeat loop: unpack requires a buffer of 16 bytes</text:p>
      <text:p text:style-name="P1">^C</text:p>
      <text:p text:style-name="P1">Shutting down client...</text:p>
      <text:p text:style-name="P1"/>
      <text:p text:style-name="P1">GitHub Copilot: I see the issue. The client's heartbeat loop is trying to parse all incoming messages as heartbeat echoes, but it's receiving other messages (like the port assignment). Let me fix this by adding proper message filtering: </text:p>
      <text:p text:style-name="P1"/>
      <text:p text:style-name="P1">Using "Replace String in File"</text:p>
      <text:p text:style-name="P1"/>
      <text:p text:style-name="P1"><text:soft-page-break/></text:p>
      <text:p text:style-name="P1"/>
      <text:p text:style-name="P1"/>
      <text:p text:style-name="P1"/>
      <text:p text:style-name="P1">Fixed the heartbeat loop to check both that the message starts with `HEARTBEAT_ECHO:` and that it has at least 32 bytes (16 for the prefix + 16 for two doubles) before attempting to unpack. This will prevent the error when receiving other types of messages like the port assignment responses.</text:p>
      <text:p text:style-name="P1"/>
      <text:p text:style-name="P1">Made changes.</text:p>
      <text:p text:style-name="P1"/>
      <text:p text:style-name="P1">User: Tried running the client and server. <text:s/>I am supposed to be seeing the latency output to stderr every five seconds but I am not seeing anythong?</text:p>
      <text:p text:style-name="P1"/>
      <text:p text:style-name="P1">GitHub Copilot: Using "Multi-Replace String in Files"</text:p>
      <text:p text:style-name="P1"/>
      <text:p text:style-name="P1"/>
      <text:p text:style-name="P1"/>
      <text:p text:style-name="P1"/>
      <text:p text:style-name="P1"/>
      <text:p text:style-name="P1">Fixed two issues:</text:p>
      <text:p text:style-name="P1">1. The byte length check was off by one (15 bytes for "HEARTBEAT_ECHO:" + 16 bytes for two doubles = 31 total)</text:p>
      <text:p text:style-name="P1">2. Now sends the first heartbeat immediately upon connection rather than waiting 5 seconds</text:p>
      <text:p text:style-name="P1"/>
      <text:p text:style-name="P1">The client should now send a heartbeat right away, and you should see latency measurements on stderr from both client and server every 5 seconds.</text:p>
      <text:p text:style-name="P1"/>
      <text:p text:style-name="P1">Made changes.</text:p>
      <text:p text:style-name="P1"/>
      <text:p text:style-name="P1">User: Lets add a version number to the code. <text:s/>The version number will be major.minor (it will not be decimal just an incrementing minor number skiping any minor version numbers that end in zero. <text:s/>Only increment the major number when I instruct). <text:s/>Lets add a version note describing the latests edits to the code as well.</text:p>
      <text:p text:style-name="P1"/>
      <text:p text:style-name="P1">GitHub Copilot: Using "Replace String in File"</text:p>
      <text:p text:style-name="P1"/>
      <text:p text:style-name="P1"/>
      <text:p text:style-name="P1"/>
      <text:p text:style-name="P1"/>
      <text:p text:style-name="P1"/>
      <text:p text:style-name="P1">Added version 1.1 with notes describing the heartbeat implementation and latency measurement features.</text:p>
      <text:p text:style-name="P1"/>
      <text:p text:style-name="P1">Made changes.</text:p>
      <text:p text:style-name="P1"/>
      <text:p text:style-name="P1">User: Les start the version number at 0.1</text:p>
      <text:p text:style-name="P1"/>
      <text:p text:style-name="P1"><text:soft-page-break/>GitHub Copilot: Using "Replace String in File"</text:p>
      <text:p text:style-name="P1"/>
      <text:p text:style-name="P1"/>
      <text:p text:style-name="P1"/>
      <text:p text:style-name="P1"/>
      <text:p text:style-name="P1"/>
      <text:p text:style-name="P1">Updated version to 0.1.</text:p>
      <text:p text:style-name="P1"/>
      <text:p text:style-name="P1">Made changes.</text:p>
      <text:p text:style-name="P1"/>
      <text:p text:style-name="P3">Updated version to 0.1.</text:p>
      <text:p text:style-name="P3"/>
      <text:p text:style-name="P3">Made changes.</text:p>
      <text:p text:style-name="P3"/>
      <text:p text:style-name="P3">User: Lets refactor this to have two communiation loops. <text:s/>Rather than putting the heartbeat into a separate thread, it will be handled in the client_comm_loop or the server_comm_loop unless port_parallelability is set to THREAD or PROCESS. <text:s/>The server loop will be used to send the port numbers back to the client as well as handling the heartbeat on the server side.</text:p>
      <text:p text:style-name="P3"/>
      <text:p text:style-name="P3">GitHub Copilot: Using "Multi-Replace String in Files"</text:p>
      <text:p text:style-name="P3"/>
      <text:p text:style-name="P3"/>
      <text:p text:style-name="P3"/>
      <text:p text:style-name="P3"/>
      <text:p text:style-name="P3"/>
      <text:p text:style-name="P3">Refactored the code to version 0.2:</text:p>
      <text:p text:style-name="P3"/>
      <text:p text:style-name="P3">- Renamed `run_server_loop()` to `server_comm_loop()` for consistency</text:p>
      <text:p text:style-name="P3">- Renamed `heartbeat_loop()` to `client_comm_loop()` and removed the separate thread</text:p>
      <text:p text:style-name="P3">- Server loop handles both port assignments and heartbeat exchanges in the same communication loop</text:p>
      <text:p text:style-name="P3">- Client loop handles heartbeat timing and responses in the main communication loop</text:p>
      <text:p text:style-name="P3">- Both loops now run in the main thread (unless port_parallelability requires otherwise in future implementation)</text:p>
      <text:p text:style-name="P3"/>
      <text:p text:style-name="P3">The heartbeat functionality is now fully integrated into the main communication loops for both client and server.</text:p>
      <text:p text:style-name="P3"/>
      <text:p text:style-name="P3">Made changes.</text:p>
      <text:p text:style-name="P3"/>
      <text:p text:style-name="P3">User: In the client_comm_loop rather than have a time.sleep lets have the socket receive block for that amount of time.</text:p>
      <text:p text:style-name="P3"/>
      <text:p text:style-name="P3">GitHub Copilot: Using "Replace String in File"</text:p>
      <text:p text:style-name="P3"/>
      <text:p text:style-name="P3"/>
      <text:p text:style-name="P3"/>
      <text:p text:style-name="P3"/>
      <text:p text:style-name="P3"><text:soft-page-break/></text:p>
      <text:p text:style-name="P3">Changed the client_comm_loop to use socket blocking with a 0.1 second timeout instead of time.sleep. The socket.recvfrom() call will now block for up to 0.1 seconds waiting for data, which is more efficient than polling with sleep.</text:p>
      <text:p text:style-name="P3"/>
      <text:p text:style-name="P3">Made changes.</text:p>
      <text:p text:style-name="P3"/>
      <text:p text:style-name="P3">User: Lets add two configuration settings. <text:s/>client_block_time and server_block_time which will be defaulted to 100 milliseconds for both the server and client socket receives.</text:p>
      <text:p text:style-name="P3"/>
      <text:p text:style-name="P3">GitHub Copilot: Using "Multi-Replace String in Files"</text:p>
      <text:p text:style-name="P3"/>
      <text:p text:style-name="P3"/>
      <text:p text:style-name="P3"/>
      <text:p text:style-name="P3"/>
      <text:p text:style-name="P3"/>
      <text:p text:style-name="P3">Added `server_block_time` and `client_block_time` configuration settings:</text:p>
      <text:p text:style-name="P3"/>
      <text:p text:style-name="P3">- Both default to 100 milliseconds</text:p>
      <text:p text:style-name="P3">- Added to wyndrvr.py dataclass</text:p>
      <text:p text:style-name="P3">- Parsed from config file in wyndrvr.py</text:p>
      <text:p text:style-name="P3">- Server uses `server_block_time` for socket timeout</text:p>
      <text:p text:style-name="P3">- Client accepts `block_time` parameter (defaults to 100ms) and uses it for socket receive blocking</text:p>
      <text:p text:style-name="P3">- Both values are in milliseconds for consistency with `heartbeat_rate`</text:p>
      <text:p text:style-name="P3"/>
      <text:p text:style-name="P3">Made changes.</text:p>
      <text:p text:style-name="P3"/>
      <text:p text:style-name="P3">User: Lets have the client not block on receive if the setting is zero.</text:p>
      <text:p text:style-name="P3"/>
      <text:p text:style-name="P3">GitHub Copilot: Using "Replace String in File"</text:p>
      <text:p text:style-name="P3"/>
      <text:p text:style-name="P3"/>
      <text:p text:style-name="P3"/>
      <text:p text:style-name="P3"/>
      <text:p text:style-name="P3"/>
      <text:p text:style-name="P3">Updated the client to not block on receive when `block_time` is set to zero. When zero, the socket is set to non-blocking mode.</text:p>
      <text:p text:style-name="P3"/>
      <text:p text:style-name="P3">Made changes.</text:p>
      <text:p text:style-name="P3"/>
      <text:p text:style-name="P3">User: Lets add an option --config and another --create-config. <text:s/>The config path will be the folder that the config file is in or the full path to the config file including the filename. <text:s text:c="2"/>If --create-config is used it will create a new config file with the defaults in it. <text:s/>If the --config is used with it, it will use that information for path and or filename of the new config file. <text:s/>If <text:soft-page-break/>--config is used without create then it just overrides the default location for the config file when loading.</text:p>
      <text:p text:style-name="P3"/>
      <text:p text:style-name="P3">GitHub Copilot: Using "Multi-Replace String in Files"</text:p>
      <text:p text:style-name="P3"/>
      <text:p text:style-name="P3"/>
      <text:p text:style-name="P3"/>
      <text:p text:style-name="P3"/>
      <text:p text:style-name="P3"/>
      <text:p text:style-name="P3">Added config file management options:</text:p>
      <text:p text:style-name="P3"/>
      <text:p text:style-name="P3">**New command line arguments:**</text:p>
      <text:p text:style-name="P3">- `--config path` - Specify custom config file location (can be directory or full file path)</text:p>
      <text:p text:style-name="P3">- `--create-config` - Create a default config file with all settings documented</text:p>
      <text:p text:style-name="P3"/>
      <text:p text:style-name="P3">**Functionality:**</text:p>
      <text:p text:style-name="P3">- `resolve_config_path()` handles both directory and file paths</text:p>
      <text:p text:style-name="P3">- If path is a directory, appends 'config' as filename</text:p>
      <text:p text:style-name="P3">- `create_default_config()` generates a complete config file with all defaults and comments</text:p>
      <text:p text:style-name="P3">- Config file is created with proper directory structure</text:p>
      <text:p text:style-name="P3">- Client mode now loads `client_block_time` from config file when available</text:p>
      <text:p text:style-name="P3">- Warning shown if custom config path specified but file doesn't exist</text:p>
      <text:p text:style-name="P3"/>
      <text:p text:style-name="P3">**Usage examples:**</text:p>
      <text:p text:style-name="P3">- `python3 wyndrvr.py --create-config` - Creates ~/.wyndrvr/config</text:p>
      <text:p text:style-name="P3">- `python3 wyndrvr.py --create-config --config /etc/wyndrvr/` - Creates /etc/wyndrvr/config</text:p>
      <text:p text:style-name="P3">- `python3 wyndrvr.py --server --config /custom/path/myconfig.conf` - Use custom config</text:p>
      <text:p text:style-name="P3"/>
      <text:p text:style-name="P3">Made changes.</text:p>
      <text:p text:style-name="P3"/>
      <text:p text:style-name="P3">User: bump the version number and add a version note, thankx</text:p>
      <text:p text:style-name="P3"/>
      <text:p text:style-name="P3">GitHub Copilot: Using "Replace String in File"</text:p>
      <text:p text:style-name="P3"/>
      <text:p text:style-name="P3"/>
      <text:p text:style-name="P3"/>
      <text:p text:style-name="P3"/>
      <text:p text:style-name="P3"/>
      <text:p text:style-name="P3">Updated to version 0.3 with notes about the config file management features and blocking time settings.</text:p>
      <text:p text:style-name="P3"/>
      <text:p text:style-name="P3">Made chang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6T06:14:22.387491441</meta:creation-date>
    <dc:date>2026-01-06T08:28:58.982493763</dc:date>
    <meta:editing-duration>PT2H14M35S</meta:editing-duration>
    <meta:editing-cycles>3</meta:editing-cycles>
    <meta:generator>LibreOffice/24.2.7.2$Linux_X86_64 LibreOffice_project/420$Build-2</meta:generator>
    <meta:document-statistic meta:table-count="0" meta:image-count="0" meta:object-count="0" meta:page-count="6" meta:paragraph-count="125" meta:word-count="1363" meta:character-count="8860" meta:non-whitespace-character-count="7595"/>
  </office:meta>
</office:document-meta>
</file>